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10031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465 kWh</text:p>
          </table:table-cell>
          <table:table-cell office:value-type="float" office:value="3180.43" calcext:value-type="float">
            <text:p>3180.43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222.63" calcext:value-type="float">
            <text:p>222.63</text:p>
          </table:table-cell>
          <table:table-cell office:value-type="float" office:value="33.48" calcext:value-type="float">
            <text:p>33.48</text:p>
          </table:table-cell>
          <table:table-cell office:value-type="string" calcext:value-type="string">
            <text:p>T-0</text:p>
          </table:table-cell>
          <table:table-cell office:value-type="float" office:value="3604.17" calcext:value-type="float">
            <text:p>3604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8" calcext:value-type="float">
            <text:p>207.58</text:p>
          </table:table-cell>
          <table:table-cell/>
          <table:table-cell office:value-type="float" office:value="162.41" calcext:value-type="float">
            <text:p>162.41</text:p>
          </table:table-cell>
          <table:table-cell office:value-type="string" calcext:value-type="string">
            <text:p>524 kWh</text:p>
          </table:table-cell>
          <table:table-cell office:value-type="float" office:value="3700.09" calcext:value-type="float">
            <text:p>3700.09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259.01" calcext:value-type="float">
            <text:p>259.01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T-0</text:p>
          </table:table-cell>
          <table:table-cell office:value-type="float" office:value="4369.79" calcext:value-type="float">
            <text:p>4369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.72" calcext:value-type="float">
            <text:p>206.72</text:p>
          </table:table-cell>
          <table:table-cell office:value-type="float" office:value="1.75" calcext:value-type="float">
            <text:p>1.75</text:p>
          </table:table-cell>
          <table:table-cell office:value-type="float" office:value="161.74" calcext:value-type="float">
            <text:p>161.74</text:p>
          </table:table-cell>
          <table:table-cell office:value-type="string" calcext:value-type="string">
            <text:p>542 kWh</text:p>
          </table:table-cell>
          <table:table-cell office:value-type="float" office:value="3891.41" calcext:value-type="float">
            <text:p>3891.41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272.4" calcext:value-type="float">
            <text:p>272.4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T-0</text:p>
          </table:table-cell>
          <table:table-cell office:value-type="float" office:value="4576.62" calcext:value-type="float">
            <text:p>4576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84" calcext:value-type="float">
            <text:p>5.8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90 kWh</text:p>
          </table:table-cell>
          <table:table-cell office:value-type="float" office:value="3322.09" calcext:value-type="float">
            <text:p>3322.09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232.55" calcext:value-type="float">
            <text:p>232.55</text:p>
          </table:table-cell>
          <table:table-cell office:value-type="float" office:value="34.88" calcext:value-type="float">
            <text:p>34.88</text:p>
          </table:table-cell>
          <table:table-cell office:value-type="string" calcext:value-type="string">
            <text:p>T-0</text:p>
          </table:table-cell>
          <table:table-cell office:value-type="float" office:value="3760.99" calcext:value-type="float">
            <text:p>376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.04" calcext:value-type="float">
            <text:p>205.04</text:p>
          </table:table-cell>
          <table:table-cell office:value-type="float" office:value="2.1" calcext:value-type="float">
            <text:p>2.1</text:p>
          </table:table-cell>
          <table:table-cell office:value-type="float" office:value="160.43" calcext:value-type="float">
            <text:p>160.43</text:p>
          </table:table-cell>
          <table:table-cell office:value-type="string" calcext:value-type="string">
            <text:p>513 kWh</text:p>
          </table:table-cell>
          <table:table-cell office:value-type="float" office:value="3528.9" calcext:value-type="float">
            <text:p>3528.9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247.02" calcext:value-type="float">
            <text:p>247.02</text:p>
          </table:table-cell>
          <table:table-cell office:value-type="float" office:value="38.94" calcext:value-type="float">
            <text:p>38.94</text:p>
          </table:table-cell>
          <table:table-cell office:value-type="string" calcext:value-type="string">
            <text:p>T-0</text:p>
          </table:table-cell>
          <table:table-cell office:value-type="float" office:value="4182.43" calcext:value-type="float">
            <text:p>4182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.19" calcext:value-type="float">
            <text:p>204.19</text:p>
          </table:table-cell>
          <table:table-cell/>
          <table:table-cell office:value-type="float" office:value="159.77" calcext:value-type="float">
            <text:p>159.77</text:p>
          </table:table-cell>
          <table:table-cell office:value-type="string" calcext:value-type="string">
            <text:p>541 kWh</text:p>
          </table:table-cell>
          <table:table-cell office:value-type="float" office:value="3832.39" calcext:value-type="float">
            <text:p>3832.39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268.27" calcext:value-type="float">
            <text:p>268.27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T-0</text:p>
          </table:table-cell>
          <table:table-cell office:value-type="float" office:value="4506.58" calcext:value-type="float">
            <text:p>4506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3.37" calcext:value-type="float">
            <text:p>203.37</text:p>
          </table:table-cell>
          <table:table-cell/>
          <table:table-cell office:value-type="float" office:value="159.13" calcext:value-type="float">
            <text:p>159.13</text:p>
          </table:table-cell>
          <table:table-cell office:value-type="string" calcext:value-type="string">
            <text:p>508 kWh</text:p>
          </table:table-cell>
          <table:table-cell office:value-type="float" office:value="3443.24" calcext:value-type="float">
            <text:p>3443.24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241.03" calcext:value-type="float">
            <text:p>241.03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T-0</text:p>
          </table:table-cell>
          <table:table-cell office:value-type="float" office:value="4084.83" calcext:value-type="float">
            <text:p>4084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480 kWh</text:p>
          </table:table-cell>
          <table:table-cell office:value-type="float" office:value="3197.47" calcext:value-type="float">
            <text:p>3197.47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223.82" calcext:value-type="float">
            <text:p>223.82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T-0</text:p>
          </table:table-cell>
          <table:table-cell office:value-type="float" office:value="3617.84" calcext:value-type="float">
            <text:p>3617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.69" calcext:value-type="float">
            <text:p>201.69</text:p>
          </table:table-cell>
          <table:table-cell/>
          <table:table-cell office:value-type="float" office:value="157.81" calcext:value-type="float">
            <text:p>157.81</text:p>
          </table:table-cell>
          <table:table-cell office:value-type="string" calcext:value-type="string">
            <text:p>534 kWh</text:p>
          </table:table-cell>
          <table:table-cell office:value-type="float" office:value="3640.76" calcext:value-type="float">
            <text:p>3640.76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254.85" calcext:value-type="float">
            <text:p>254.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-0</text:p>
          </table:table-cell>
          <table:table-cell office:value-type="float" office:value="4295.11" calcext:value-type="float">
            <text:p>4295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.53" calcext:value-type="float">
            <text:p>196.53</text:p>
          </table:table-cell>
          <table:table-cell/>
          <table:table-cell office:value-type="float" office:value="161.87" calcext:value-type="float">
            <text:p>161.87</text:p>
          </table:table-cell>
          <table:table-cell office:value-type="string" calcext:value-type="string">
            <text:p>613 kWh</text:p>
          </table:table-cell>
          <table:table-cell office:value-type="float" office:value="4475.64" calcext:value-type="float">
            <text:p>4475.64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313.29" calcext:value-type="float">
            <text:p>313.29</text:p>
          </table:table-cell>
          <table:table-cell office:value-type="float" office:value="48.34" calcext:value-type="float">
            <text:p>48.34</text:p>
          </table:table-cell>
          <table:table-cell office:value-type="string" calcext:value-type="string">
            <text:p>T-0</text:p>
          </table:table-cell>
          <table:table-cell office:value-type="float" office:value="5195.67" calcext:value-type="float">
            <text:p>5195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.72" calcext:value-type="float">
            <text:p>195.72</text:p>
          </table:table-cell>
          <table:table-cell/>
          <table:table-cell office:value-type="float" office:value="161.2" calcext:value-type="float">
            <text:p>161.2</text:p>
          </table:table-cell>
          <table:table-cell office:value-type="string" calcext:value-type="string">
            <text:p>503 kWh</text:p>
          </table:table-cell>
          <table:table-cell office:value-type="float" office:value="3259.61" calcext:value-type="float">
            <text:p>3259.61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228.17" calcext:value-type="float">
            <text:p>228.17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T-0</text:p>
          </table:table-cell>
          <table:table-cell office:value-type="float" office:value="3880.87" calcext:value-type="float">
            <text:p>3880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493 kWh</text:p>
          </table:table-cell>
          <table:table-cell office:value-type="float" office:value="3166.72" calcext:value-type="float">
            <text:p>3166.72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221.67" calcext:value-type="float">
            <text:p>221.67</text:p>
          </table:table-cell>
          <table:table-cell office:value-type="float" office:value="33.28" calcext:value-type="float">
            <text:p>33.28</text:p>
          </table:table-cell>
          <table:table-cell office:value-type="string" calcext:value-type="string">
            <text:p>T-0</text:p>
          </table:table-cell>
          <table:table-cell office:value-type="float" office:value="3582.82" calcext:value-type="float">
            <text:p>3582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56:21.340000000</meta:creation-date>
    <dc:date>2018-03-26T17:58:45.504000000</dc:date>
    <meta:editing-duration>PT2M24S</meta:editing-duration>
    <meta:editing-cycles>1</meta:editing-cycles>
    <meta:document-statistic meta:table-count="1" meta:cell-count="146" meta:object-count="0"/>
    <meta:generator>LibreOffice/5.3.4.2$Windows_x86 LibreOffice_project/f82d347ccc0be322489bf7da61d7e4ad13fe2ff3</meta:generator>
  </office:meta>
</office:document-meta>
</file>